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9472in" fo:break-before="auto" style:use-optimal-row-height="true"/>
    </style:style>
    <style:style style:name="ro5" style:family="table-row">
      <style:table-row-properties style:row-height="1.1028in" fo:break-before="auto" style:use-optimal-row-height="true"/>
    </style:style>
    <style:style style:name="ro6" style:family="table-row">
      <style:table-row-properties style:row-height="0.3256in" fo:break-before="auto" style:use-optimal-row-height="true"/>
    </style:style>
    <style:style style:name="ro7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-group table:display="false">
          <table:table-column table:style-name="co3" table:visibility="collapse" table:default-cell-style-name="ce25"/>
          <table:table-column table:style-name="co4" table:visibility="collapse" table:default-cell-style-name="ce25"/>
          <table:table-column table:style-name="co5" table:visibility="collapse" table:default-cell-style-name="ce29"/>
          <table:table-column table:style-name="co6" table:visibility="collapse" table:default-cell-style-name="ce29"/>
          <table:table-column table:style-name="co7" table:visibility="collapse" table:default-cell-style-name="ce29"/>
        </table:table-column-group>
        <table:table-column table:style-name="co2" table:default-cell-style-name="ce34"/>
        <table:table-column table:style-name="co8" table:default-cell-style-name="ce47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style-name="ce46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2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2.7244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3.6717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4.618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RELE1_UPR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5.5661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AMP_UPR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style-name="ce46"/>
          <table:table-cell table:number-columns-repeated="1015"/>
        </table:table-row>
        <table:table-row table:style-name="ro5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10.957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5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6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style-name="ce46"/>
          <table:table-cell table:number-columns-repeated="1015"/>
        </table:table-row>
        <table:table-row table:style-name="ro7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style-name="ce46"/>
          <table:table-cell table:number-columns-repeated="1015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style-name="ce46"/>
          <table:table-cell table:number-columns-repeated="1015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6:30:14.55010324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2-25T16:36:59.829327310</dc:date>
    <meta:editing-duration>PT5H51M44S</meta:editing-duration>
    <meta:editing-cycles>58</meta:editing-cycles>
    <meta:document-statistic meta:table-count="1" meta:cell-count="520" meta:object-count="0"/>
  </office:meta>
</office:document-meta>
</file>